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8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1667in" table:align="left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56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056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ba245" officeooo:paragraph-rsid="001ba245"/>
    </style:style>
    <style:style style:name="P2" style:family="paragraph" style:parent-style-name="Standard">
      <style:text-properties style:font-name="Hack" fo:font-weight="bold" officeooo:rsid="001874f7" officeooo:paragraph-rsid="001874f7" style:font-weight-asian="bold" style:font-weight-complex="bold"/>
    </style:style>
    <style:style style:name="P3" style:family="paragraph" style:parent-style-name="Standard">
      <style:text-properties style:font-name="Hack" fo:font-weight="normal" officeooo:rsid="001874f7" officeooo:paragraph-rsid="001874f7" style:font-weight-asian="normal" style:font-weight-complex="normal"/>
    </style:style>
    <style:style style:name="P4" style:family="paragraph" style:parent-style-name="Standard">
      <style:text-properties style:font-name="Hack" fo:font-weight="normal" officeooo:rsid="001874f7" officeooo:paragraph-rsid="001ba245" style:font-weight-asian="normal" style:font-weight-complex="normal"/>
    </style:style>
    <style:style style:name="P5" style:family="paragraph" style:parent-style-name="Standard">
      <style:text-properties style:font-name="Hack" fo:font-weight="normal" officeooo:rsid="001874f7" officeooo:paragraph-rsid="001d84d1" style:font-weight-asian="normal" style:font-weight-complex="normal"/>
    </style:style>
    <style:style style:name="P6" style:family="paragraph" style:parent-style-name="Standard">
      <style:text-properties style:font-name="Hack" fo:font-weight="normal" officeooo:rsid="001ba245" officeooo:paragraph-rsid="001ba245" style:font-weight-asian="normal" style:font-weight-complex="normal"/>
    </style:style>
    <style:style style:name="P7" style:family="paragraph" style:parent-style-name="Standard">
      <style:text-properties style:font-name="Hack" fo:font-weight="normal" officeooo:rsid="001d84d1" officeooo:paragraph-rsid="001d84d1" style:font-weight-asian="normal" style:font-weight-complex="normal"/>
    </style:style>
    <style:style style:name="P8" style:family="paragraph" style:parent-style-name="Standard">
      <style:text-properties style:font-name="Hack" fo:font-weight="normal" officeooo:rsid="001d84d1" officeooo:paragraph-rsid="001f450f" style:font-weight-asian="normal" style:font-weight-complex="normal"/>
    </style:style>
    <style:style style:name="P9" style:family="paragraph" style:parent-style-name="Standard">
      <style:text-properties style:font-name="Hack" fo:font-weight="normal" officeooo:rsid="001d84d1" officeooo:paragraph-rsid="002066ff" style:font-weight-asian="normal" style:font-weight-complex="normal"/>
    </style:style>
    <style:style style:name="P10" style:family="paragraph" style:parent-style-name="Table_20_Contents">
      <style:text-properties style:font-name="Hack"/>
    </style:style>
    <style:style style:name="P11" style:family="paragraph" style:parent-style-name="Table_20_Contents">
      <style:text-properties style:font-name="Hack" officeooo:rsid="001874f7" officeooo:paragraph-rsid="001874f7"/>
    </style:style>
    <style:style style:name="P12" style:family="paragraph" style:parent-style-name="Table_20_Contents">
      <style:text-properties style:font-name="Hack" officeooo:rsid="001ba245" officeooo:paragraph-rsid="001ba245"/>
    </style:style>
    <style:style style:name="P13" style:family="paragraph" style:parent-style-name="Table_20_Contents">
      <style:text-properties style:font-name="Hack" officeooo:rsid="001d84d1" officeooo:paragraph-rsid="001d84d1"/>
    </style:style>
    <style:style style:name="P14" style:family="paragraph" style:parent-style-name="Table_20_Contents">
      <style:text-properties style:font-name="Hack" officeooo:rsid="001d84d1" officeooo:paragraph-rsid="002066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245" style:font-weight-asian="bold" style:font-weight-complex="bold"/>
    </style:style>
    <style:style style:name="T3" style:family="text">
      <style:text-properties fo:font-weight="bold" officeooo:rsid="001d84d1" style:font-weight-asian="bold" style:font-weight-complex="bold"/>
    </style:style>
    <style:style style:name="T4" style:family="text">
      <style:text-properties officeooo:rsid="001ba245"/>
    </style:style>
    <style:style style:name="T5" style:family="text">
      <style:text-properties fo:color="#666666" loext:opacity="100%"/>
    </style:style>
    <style:style style:name="T6" style:family="text">
      <style:text-properties style:text-position="super 58%" fo:font-style="italic" officeooo:rsid="001ba245" style:font-style-asian="italic" style:font-style-complex="italic"/>
    </style:style>
    <style:style style:name="T7" style:family="text">
      <style:text-properties fo:font-style="italic" officeooo:rsid="001ba245" style:font-style-asian="italic" style:font-style-complex="italic"/>
    </style:style>
    <style:style style:name="T8" style:family="text">
      <style:text-properties officeooo:rsid="001d84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V / RESUME OF ANTHONY JOSEPH GRACE 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HONE NUMBER:</text:p>
          </table:table-cell>
          <table:table-cell table:style-name="Table1.B1" office:value-type="string">
            <text:p text:style-name="P11">0468430796</text:p>
          </table:table-cell>
        </table:table-row>
        <table:table-row>
          <table:table-cell table:style-name="Table1.A2" office:value-type="string">
            <text:p text:style-name="P11">PUBLIC EMAIL:</text:p>
          </table:table-cell>
          <table:table-cell table:style-name="Table1.B2" office:value-type="string">
            <text:p text:style-name="P11">Anthony.grace@outlook.com</text:p>
          </table:table-cell>
        </table:table-row>
        <table:table-row>
          <table:table-cell table:style-name="Table1.A2" office:value-type="string">
            <text:p text:style-name="P11">LINKEDIN:</text:p>
          </table:table-cell>
          <table:table-cell table:style-name="Table1.B2" office:value-type="string">
            <text:p text:style-name="P10">shorturl.at/IOSUZ</text:p>
          </table:table-cell>
        </table:table-row>
        <table:table-row>
          <table:table-cell table:style-name="Table1.A2" office:value-type="string">
            <text:p text:style-name="P11">WEBSITE:</text:p>
          </table:table-cell>
          <table:table-cell table:style-name="Table1.B2" office:value-type="string">
            <text:p text:style-name="P11">On Request</text:p>
          </table:table-cell>
        </table:table-row>
      </table:table>
      <text:p text:style-name="P6"/>
      <text:p text:style-name="P3">-<text:span text:style-name="T1">FORMAL EDUCATION: P-12</text:span></text:p>
      <text:p text:style-name="P6"><text:span text:style-name="T1">QCE: Obtained </text:span></text:p>
      <text:p text:style-name="P6"><text:span text:style-name="T1">ATAR: N/A</text:span></text:p>
      <text:p text:style-name="P4"><text:span text:style-name="T1">Year 12 Results: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MATHEMATICS:</text:p>
          </table:table-cell>
          <table:table-cell table:style-name="Table2.A1" office:value-type="string">
            <text:p text:style-name="P12">A-</text:p>
          </table:table-cell>
          <table:table-cell table:style-name="Table2.C1" office:value-type="string">
            <text:p text:style-name="P12">Certifiacte (First place)</text:p>
          </table:table-cell>
        </table:table-row>
        <table:table-row>
          <table:table-cell table:style-name="Table2.A2" office:value-type="string">
            <text:p text:style-name="P11">ENGLISH:</text:p>
          </table:table-cell>
          <table:table-cell table:style-name="Table2.A2" office:value-type="string">
            <text:p text:style-name="P12">A</text:p>
          </table:table-cell>
          <table:table-cell table:style-name="Table2.C2" office:value-type="string">
            <text:p text:style-name="P12">Certificate </text:p>
            <text:p text:style-name="P12">(First place)</text:p>
          </table:table-cell>
        </table:table-row>
        <table:table-row>
          <table:table-cell table:style-name="Table2.A2" office:value-type="string">
            <text:p text:style-name="P12">FURNISHINGS:</text:p>
          </table:table-cell>
          <table:table-cell table:style-name="Table2.A2" office:value-type="string">
            <text:p text:style-name="P12">A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USINESS:</text:p>
          </table:table-cell>
          <table:table-cell table:style-name="Table2.A2" office:value-type="string">
            <text:p text:style-name="P12">PASS</text:p>
          </table:table-cell>
          <table:table-cell table:style-name="Table2.C2" office:value-type="string">
            <text:p text:style-name="P12">Diploma &amp;</text:p>
            <text:p text:style-name="P12">CERT III</text:p>
          </table:table-cell>
        </table:table-row>
        <table:table-row table:style-name="Table2.5">
          <table:table-cell table:style-name="Table2.A2" office:value-type="string">
            <text:p text:style-name="P12">DESIGN:</text:p>
          </table:table-cell>
          <table:table-cell table:style-name="Table2.A2" office:value-type="string">
            <text:p text:style-name="P12">B-</text:p>
          </table:table-cell>
          <table:table-cell table:style-name="Table2.C2" office:value-type="string">
            <text:p text:style-name="P12"/>
          </table:table-cell>
        </table:table-row>
        <table:table-row table:style-name="Table2.5">
          <table:table-cell table:style-name="Table2.A2" office:value-type="string">
            <text:p text:style-name="P13">RELIGION:</text:p>
          </table:table-cell>
          <table:table-cell table:style-name="Table2.A2" office:value-type="string">
            <text:p text:style-name="P13">C</text:p>
          </table:table-cell>
          <table:table-cell table:style-name="Table2.C2" office:value-type="string">
            <text:p text:style-name="P12"/>
          </table:table-cell>
        </table:table-row>
      </table:table>
      <text:p text:style-name="P3"/>
      <text:p text:style-name="P3"><text:span text:style-name="T1"/></text:p>
      <text:p text:style-name="P3"><text:span text:style-name="T1">-P</text:span><text:span text:style-name="T2">REVIOUS EMPLOYMENT</text:span><text:span text:style-name="T1">:</text:span></text:p>
      <text:p text:style-name="P3">-Night Fill Team Member at <text:span text:style-name="T1">Woolworths Wynnum Central</text:span>:</text:p>
      <text:p text:style-name="P3"><text:tab/>During my time at Woolworths I would stack shelves with new <text:tab/>product. Sort out the incoming deliveries into the (industry <text:s text:c="3"/><text:tab/>standard) H cages. <text:span text:style-name="T4">Large amounts of customer service, with <text:tab/>directions, product guides etc. This role ended formally under <text:tab/>my resignation.</text:span></text:p>
      <text:p text:style-name="P3"><text:span text:style-name="T1"/></text:p>
      <text:p text:style-name="P3"><text:span text:style-name="T1"/></text:p>
      <text:p text:style-name="P3">-<text:span text:style-name="T4">Mechanical / Auto-Electrical Apprentice </text:span><text:span text:style-name="T7">(1</text:span><text:span text:style-name="T6">st</text:span><text:span text:style-name="T7">YR)</text:span></text:p>
      <text:p text:style-name="P3"><text:tab/><text:span text:style-name="T4">During this job I worked under </text:span><text:span text:style-name="T2">OSMAC Training PTY LTD</text:span><text:span text:style-name="T4">.</text:span></text:p>
      <text:p text:style-name="P4"><text:tab/><text:span text:style-name="T4">This involved fabricating parts, modifying parts, sorting out <text:tab/>warehouse logistics, organising warehouse storage to best <text:tab/>efficiency, unpacking inbound shipping containers, electrical <text:tab/>and mechanical fitment of made and modified parts for specific <text:tab/>models. Auto-Electrical diagnosis, troubleshooting, and <text:tab/>resolution. This role ended formally under my resignation.</text:span></text:p>
      <text:p text:style-name="P4"><text:span text:style-name="T4"><text:s/></text:span></text:p>
      <text:p text:style-name="P4"><text:soft-page-break/><text:line-break/><text:span text:style-name="T1">-</text:span><text:span text:style-name="T2">CURRENT EDUCATION</text:span></text:p>
      <text:p text:style-name="P4"><text:span text:style-name="T2">-</text:span><text:span text:style-name="T4">TAFE QLD </text:span></text:p>
      <text:p text:style-name="P4"><text:tab/><text:span text:style-name="T4">I am currently studying undertaking a </text:span><text:span text:style-name="T3">C</text:span><text:span text:style-name="T2">e</text:span><text:span text:style-name="T3">rt 4 </text:span><text:span text:style-name="T2">in cybersecurity</text:span><text:span text:style-name="T4">.<text:tab/><text:tab/>This also involves the involvement of the CISCO <text:tab/>Netacad. The <text:tab/>CISCO framework provides the majority of study <text:tab/>within <text:tab/>networking and the configuration, troubleshooting, and <text:tab/>resolutions within various cyber fields. </text:span><text:span text:style-name="T8">This is for the purpose <text:tab/>of acquring a CCNA certificate at the completion of the course.</text:span></text:p>
      <text:p text:style-name="P5"><text:tab/><text:span text:style-name="T8">We utilise many basic tools such as nmap, putty SSH client, <text:tab/>Wireshark, and all current Kali toolsets at our disposal.</text:span></text:p>
      <text:p text:style-name="P5"><text:tab/><text:span text:style-name="T8">The TAFE courses have not yet involved the use of Juniper or <text:tab/>Amazon web services however it is planned that I will study <text:tab/>these modules in my own time.</text:span></text:p>
      <text:p text:style-name="P5"><text:tab/></text:p>
      <text:p text:style-name="P5"><text:tab/><text:span text:style-name="T8">The CISCO learning framework also involves a heavy use of packet <text:tab/>tracer for which I can use in its majority of applications. This <text:tab/>involves the strict use of the CISCO OS for manual configuration <text:tab/>of networks according to the TCP and UDP protocols. </text:span></text:p>
      <text:p text:style-name="P5"/>
      <text:p text:style-name="P5"><text:tab/><text:span text:style-name="T8">The TAFE cyber security course also involes many computer <text:tab/>science subjects. I have gained a thorough understanding of <text:tab/>subnet mask calculations, IP assignment, Binary conversions, <text:tab/>ASCII encoding, codebreaking, hashing, encryption, encryption <text:tab/>algorithims, port configuration, and automation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-PRIVATE STUDY</text:span></text:p>
      <text:p text:style-name="P4"><text:span text:style-name="T2"/></text:p>
      <text:p text:style-name="P4"><text:span text:style-name="T4">- UNIX LIKE / LINUX /</text:span><text:span text:style-name="T8">BSD</text:span></text:p>
      <text:p text:style-name="P7"><text:tab/>On top of the TAFE course I study various operating system use <text:tab/>for the advancement of my cyber security and networking skills. <text:tab/>This involves common server systems such as Ubuntu and RedHat. <text:tab/>During this time of study </text:p>
      <text:p text:style-name="P7"/>
      <text:p text:style-name="P7"><text:tab/>I have become highly proficient within network diagnostics, <text:tab/>operating system configuration, BASH shell usage, and the use <text:tab/>of most systemd CLI usage.</text:p>
      <text:p text:style-name="P7"><text:s/></text:p>
      <text:p text:style-name="P7"><text:tab/>This allows for a high level of cross platform adaptability and <text:tab/>a short training time to become proficient in all UNIX like <text:tab/>operating systems. </text:p>
      <text:p text:style-name="P7"><text:tab/>Self assigned power usage of Arch and Debian based linux <text:tab/>systems. </text:p>
      <text:p text:style-name="P7"><text:tab/></text:p>
      <text:p text:style-name="P7">- Server Operation</text:p>
      <text:p text:style-name="P8"><text:tab/>I have created, maintained, and ran previous server and mining<text:tab/><text:tab/>nodes for the networks of Bitcoin Core and Monero. These servers<text:tab/>were operated on the Ubuntu and Windows 10 OS. Full disk<text:tab/>encryption was utilised and a TOR connection was established.<text:tab/>Addresses can be supplied on request.</text:p>
      <text:p text:style-name="P7"/>
      <text:p text:style-name="P7">-Bug Bounty / Penetration Testing. </text:p>
      <text:p text:style-name="P7"><text:tab/>I have started a group for conducting bug bounties. Due to the<text:tab/>groups new understanding of programming languages and cyber<text:tab/>security concepts. Plus the assignment and study load from tafe<text:tab/>we have not formally submitted security vulnravilities.</text:p>
      <text:p text:style-name="P7"><text:tab/></text:p>
      <text:p text:style-name="P9"><text:tab/>Due to this I have taken it upon myself to study the languages <text:tab/>and tools<text:tab/>below. For the purpose of bug bounty hunting<text:tab/><text:tab/>especially on the Ethereum Virtual Machine and ETH systems. 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9">CURRENT LEVEL</text:p>
          </table:table-cell>
          <table:table-cell table:style-name="Table4.A1" office:value-type="string">
            <text:p text:style-name="P9">LANGUAGES</text:p>
          </table:table-cell>
          <table:table-cell table:style-name="Table4.C1" office:value-type="string">
            <text:p text:style-name="P14">TOOLS</text:p>
          </table:table-cell>
        </table:table-row>
        <table:table-row>
          <table:table-cell table:style-name="Table4.A2" office:value-type="string">
            <text:p text:style-name="P9">Beginner</text:p>
          </table:table-cell>
          <table:table-cell table:style-name="Table4.A2" office:value-type="string">
            <text:p text:style-name="P9">C </text:p>
            <text:p text:style-name="P9">C#</text:p>
            <text:p text:style-name="P9">C++</text:p>
            <text:p text:style-name="P9">Python</text:p>
          </table:table-cell>
          <table:table-cell table:style-name="Table4.C2" office:value-type="string">
            <text:p text:style-name="P14">Maltego </text:p>
            <text:p text:style-name="P14">Burpsuite</text:p>
            <text:p text:style-name="P14">Nimbus</text:p>
            <text:p text:style-name="P14">Google Dorks</text:p>
          </table:table-cell>
        </table:table-row>
        <table:table-row>
          <table:table-cell table:style-name="Table4.A2" office:value-type="string">
            <text:p text:style-name="P9">Intermediate to Advanced </text:p>
          </table:table-cell>
          <table:table-cell table:style-name="Table4.A2" office:value-type="string">
            <text:p text:style-name="P9">HTML</text:p>
            <text:p text:style-name="P9">CSS</text:p>
          </table:table-cell>
          <table:table-cell table:style-name="Table4.C2" office:value-type="string">
            <text:p text:style-name="P14">Blackarch </text:p>
            <text:p text:style-name="P14">KALI </text:p>
            <text:p text:style-name="P14">Wireshark</text:p>
            <text:p text:style-name="P14">nmap</text:p>
            <text:p text:style-name="P14">CISCO PacketTracer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a245" officeooo:paragraph-rsid="001ba245"/>
    </style:style>
    <style:style style:name="MT1" style:family="text">
      <style:text-properties fo:color="#666666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ACE_ANTHONY_CVRESUME_20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30:20.359163820</meta:creation-date>
    <dc:date>2022-09-05T15:02:19.785858709</dc:date>
    <meta:editing-duration>PT1H31M57S</meta:editing-duration>
    <meta:editing-cycles>7</meta:editing-cycles>
    <meta:generator>LibreOffice/7.4.0.3$Linux_X86_64 LibreOffice_project/40$Build-3</meta:generator>
    <meta:document-statistic meta:table-count="3" meta:image-count="0" meta:object-count="0" meta:page-count="3" meta:paragraph-count="80" meta:word-count="598" meta:character-count="3942" meta:non-whitespace-character-count="3341"/>
  </office:meta>
</office:document-meta>
</file>